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Footnote">
      <style:paragraph-properties fo:margin-left="0cm" fo:margin-right="0cm" fo:text-indent="0cm" style:auto-text-indent="false"/>
      <style:text-properties fo:language="en" fo:country="US"/>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P14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normal" fo:background-color="transparent" style:font-style-asian="normal" style:font-style-complex="normal" loext:char-shading-value="0"/>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language="fr" fo:country="FR"/>
    </style:style>
    <style:style style:name="T51" style:family="text">
      <style:text-properties fo:color="#3333ff"/>
    </style:style>
    <style:style style:name="T52" style:family="text">
      <style:text-properties fo:color="#3333ff" fo:language="en" fo:country="US"/>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fo:background-color="transparent" style:font-style-asian="normal" style:font-weight-asian="normal" style:font-style-complex="normal" style:font-weight-complex="normal" loext:char-shading-value="0"/>
    </style:style>
    <style:style style:name="T56" style:family="text">
      <style:text-properties fo:font-style="normal" style:text-underline-style="none" style:font-style-asian="normal" style:font-style-complex="normal"/>
    </style:style>
    <style:style style:name="T57" style:family="text">
      <style:text-properties fo:color="#0066ff"/>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fo:color="#ff0000"/>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color="#6666ff"/>
    </style:style>
    <style:style style:name="T74" style:family="text">
      <style:text-properties fo:font-size="14pt" fo:language="en" fo:country="US" fo:font-weight="bold" style:font-size-asian="14pt" style:font-weight-asian="bold" style:font-size-complex="14pt" style:font-weight-complex="bold"/>
    </style:style>
    <style:style style:name="T75" style:family="text">
      <style:text-properties fo:font-size="14pt" fo:font-weight="bold" style:font-size-asian="14pt" style:font-weight-asian="bold" style:font-size-complex="14pt" style:font-weight-complex="bold"/>
    </style:style>
    <style:style style:name="T76" style:family="text">
      <style:text-properties fo:font-size="9pt" style:font-size-asian="9pt" style:font-size-complex="9pt"/>
    </style:style>
    <style:style style:name="T77"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3"/>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1">– Нэш, к</text:span>ак называется наш проект?</text:p>
      <text:p text:style-name="P74"><text:span text:style-name="T8">– </text:span><text:span text:style-name="T58">Дайсон.</text:span></text:p>
      <text:p text:style-name="P74"><text:span text:style-name="T8">– </text:span><text:span text:style-name="T58">Сколько тебе лет?</text:span></text:p>
      <text:p text:style-name="P74"><text:span text:style-name="T8">– </text:span><text:span text:style-name="T58">Два года с начала запуска кластера.</text:span></text:p>
      <text:p text:style-name="P74"><text:span text:style-name="T8">– </text:span><text:span text:style-name="T58">Какой сейчас год?</text:span></text:p>
      <text:p text:style-name="P74"><text:span text:style-name="T8">– </text:span><text:span text:style-name="T21">20</text:span><text:span text:style-name="T20">18</text:span><text:span text:style-name="T58">-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4">, </text:span><text:span text:style-name="T5">в некоем городе живёт брадобрей, который бреет всех людей, которые не бреются сами. Вопрос: кто бреет брадобрея</text:span><text:span text:style-name="T54">?</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6">incompartible interface Analytics v.0.93 beta</text:span>”</text:p>
      <text:p text:style-name="P32">Ага, уже теплее.</text:p>
      <text:p text:style-name="P32"/>
      <text:p text:style-name="P74"><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1">***</text:p>
      <text:p text:style-name="P13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2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8"> </text:span><text:span text:style-name="T29">Юджина</text:span><text:span text:style-name="T1">,</text:span> <text:span text:style-name="T1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8">А у нас получается… </text:span><text:span text:style-name="T2">–</text:span><text:span text:style-name="T4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30"/>
      <text:p text:style-name="P1"><text:span text:style-name="T33">Сознание рестартовало после того, как я гребанулся </text:span><text:span text:style-name="T48">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48">ткрыл глаза, тщётно пытаясь вдохнуть. Образ, </text:span><text:span text:style-name="T2">который я </text:span><text:span text:style-name="T48">пару мгновений назад </text:span><text:span text:style-name="T2">видел на фоне </text:span><text:span text:style-name="T48">звёзд, теперь сфокусировался прямо у моего носа. Точёная головка с резко очерчеными скулами в </text:span><text:soft-page-break/><text:span text:style-name="T48">ореоле живого переливающегося сияния, огромные глаза на треть морды, ажурные настороженные ушки, нежный розов</text:span><text:span text:style-name="T2">атый</text:span><text:span text:style-name="T48"> нос, венчающая голову </text:span><text:span text:style-name="T2">высокая тиара</text:span><text:span text:style-name="T48">.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 да и не должно быть —это же не ЛСД какой-нибудь</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9">…</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38">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8">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 </text:span><text:span text:style-name="T1">Сахарная Ватка</text:span><text:span text:style-name="T5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line-break/></text:p><text:p text:style-name="P137">(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8">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7404237134257156025" text:style-name="L1">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4"><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6">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6">В Додж-Сити продолжаются исчезновения пони. Шериф подал в отставку…</text:span>”. “<text:span text:style-name="T26">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8">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8">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8">платформ </text:span><text:span text:style-name="T2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8"> И никто ж не догадывался, что она </text:span><text:span text:style-name="T29">сделана по королевскому заказу</text:span><text:span text:style-name="T28">! Её </text:span><text:span text:style-name="T29">Солнечное </text:span><text:span text:style-name="T28"><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4">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8">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9">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6">Тумбочка.</text:span> Листок… <text:span text:style-name="T76">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7">Всё </text:span><text:soft-page-break/><text:span text:style-name="T77">пошло не так. Не могу уловить точку концентрации. Сила приложена к чему-то большему, чем лист бумаги. К чему-то неизмеримо большему. </text:span><text:span text:style-name="T76">Да хер с ней, с бумажкой! Тумбочка! Поднимаю! Блин, она реально тяжёлая! Но у </text:span><text:span text:style-name="T76">меня получается, я чувствую это! Она поддаётся! Й-о-о!!! Вот это силища! Ура! </text:span><text:span text:style-name="T77">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6">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6">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6">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43"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1">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0">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1">10</text:span>. (40*<text:span text:style-name="T11">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39">— вся архитектура явно </text:span><text:span text:style-name="T30">была </text:span><text:span text:style-name="T39">заточена под крылатых. Таких, для которых приземлиться на балкон в тронном </text:span><text:soft-page-break/><text:span text:style-name="T39">зале или уйти через портик на крыше</text:span><text:span text:style-name="T53"> </text:span><text:span text:style-name="T39">—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9">— книжный шкаф и напольная подставка для чтения с </text:span><text:span text:style-name="T30">упором в виде </text:span><text:span text:style-name="T39">голов</text:span><text:span text:style-name="T30">ы</text:span><text:span text:style-name="T3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9"> </text:span><text:span text:style-name="T30">Его центр занимал высокий </text:span><text:span text:style-name="T39">кругл</text:span><text:span text:style-name="T30">ый</text:span><text:span text:style-name="T39"> </text:span><text:span text:style-name="T30">футон</text:span><text:span text:style-name="T39"> </text:span><text:span text:style-name="T30">с</text:span><text:span text:style-name="T39"> велик</text:span><text:span text:style-name="T30">им</text:span><text:span text:style-name="T39"> множество</text:span><text:span text:style-name="T30">м</text:span><text:span text:style-name="T39"> подушек. Среди них я с удивлением заметил плюшевую единорожку </text:span><text:span text:style-name="T30">фиолетового</text:span><text:span text:style-name="T39">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p text:style-name="P138"><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9">– </text:span><text:span text:style-name="T30">Говорят, в Додж-сити почти не осталось жителей. В местном депо перестали обслуживать паровозы из-за нехватки рабочих. Старик </text:span><text:span text:style-name="T39">–</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9">– </text:span><text:span text:style-name="T43">А из Пинто Крика уже месяц нет новостей…</text:span></text:p>
      <text:p text:style-name="P3"><text:span text:style-name="T39">– </text:span><text:span text:style-name="T4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3">– </text:span>“<text:span text:style-name="T1">Что я могу сделать, чтобы вернуть всё назад?</text:span>”</text:p>
      <text:p text:style-name="P15"><text:span text:style-name="T43">– </text:span><text:span text:style-name="T30">Так и сказала?</text:span></text:p>
      <text:p text:style-name="P1"><text:span text:style-name="T39">–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3">– </text:span><text:span text:style-name="T30">Что бы это значило, Флёр?</text:span></text:p>
      <text:p text:style-name="P15"><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8">—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6">— </text:span><text:span text:style-name="T58">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3">.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8">раморный квартал </text:span>в настоящую обитель лени и казнокрадства!<text:line-break/><text:line-break/>(<text:span text:style-name="T39">у</text:span><text:span text:style-name="T43">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3">— </text:span><text:span text:style-name="T4">зачем привлекать ненужное внимание</text:span><text:span text:style-name="T53"> к своей особе? </text:span><text:span text:style-name="T4">После всеобщего интереса кантерлотской знати к тебе, как к королевскому любимчику, тебе хочется покоя.</text:span><text:span text:style-name="T53"> Да и собраться с мыслями проще в доме, избавленном от </text:span><text:span text:style-name="T4">гостинничной </text:span><text:span text:style-name="T53">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9">–</text:span><text:span text:style-name="T30">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9">исчезновений уже год. Почту за честь работать </text:span><text:span text:style-name="T30">под твоим руководством</text:span><text:span text:style-name="T39">. Погоди немного, я </text:span><text:span text:style-name="T30">от</text:span><text:span text:style-name="T39">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2"><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4">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36">”</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8">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6"> </text:span><text:span text:style-name="T37">Видения этих городов</text:span><text:span text:style-name="T46"> дрожали, <text:s/>пересекались </text:span><text:span text:style-name="T37">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2">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8"> с использованием </text:span><text:span text:style-name="T29">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9">—</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9"> </text:span><text:span text:style-name="T30">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39">– Я </text:span><text:span text:style-name="T43">всегда буду оставаться в тени. </text:span><text:span text:style-name="T39">– </text:span><text:span text:style-name="T43">хлюпала единорожка. </text:span><text:span text:style-name="T39">–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5">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0">.</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6">Чужестранец-примат разбил сердце нашей обожаемой Селестии! Двор в отчаянии </text:span><text:span text:style-name="T14">—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8">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8">эт правда?</text:span></text:p>
      <text:p text:style-name="P48"><text:span text:style-name="T15">– </text:span><text:span text:style-name="T58">Какая из? Их много, вообще-то. Ик!</text:span></text:p>
      <text:p text:style-name="P48"><text:span text:style-name="T15">– </text:span><text:span text:style-name="T58">Про принцесс. Про то, что они фаэри, спустившиеся с неба во плоти, чтоб помогать пони управлять Эквестрией?</text:span></text:p>
      <text:p text:style-name="P48"><text:soft-page-break/><text:span text:style-name="T15">– Н</text:span><text:span text:style-name="T58">он-нон, </text:span><text:span text:style-name="T15">– </text:span><text:span text:style-name="T58">захихикала Пинки, взъерошив копытами розовые кудряшки и попытавшись соорудить из них бороду, </text:span><text:span text:style-name="T15">–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8">Ты что-о-о! Нельзя любить фаэри! Она похитит твоё сердце, и ты будешь искать её, пока не… </text:span><text:span text:style-name="T15">– </text:span><text:span text:style-name="T58">Пинки погрузилась в так и не съеденный салат «по-кантерлотски» и захрапела.</text:span></text:p>
      <text:p text:style-name="P48"><text:span text:style-name="T15">– </text:span><text:span text:style-name="T58">Пока не умру?</text:span></text:p>
      <text:p text:style-name="P48"><text:span text:style-name="T15">– </text:span><text:span text:style-name="T58">Нет, глупенький. </text:span><text:span text:style-name="T15">– </text:span><text:span text:style-name="T58">пробулькала Пинки из миски. </text:span><text:span text:style-name="T15">–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6">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text:soft-page-break/>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6">Исчезновение дневной главы диархии: Эквестрия в панике!</text:span>» (статья двухдневной давности).</text:p>
      <text:p text:style-name="P51">«<text:span text:style-name="T26">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1">«<text:span text:style-name="T2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6">Добро пожаловать в Груммингтон! Вам здесь рады!</text:span></text:p>
      <text:p text:style-name="P51"><text:span text:style-name="T26">Население города </text:span><text:span text:style-name="T60">302 пони</text:span><text:span text:style-name="T26">.</text:span></text:p>
      <text:p text:style-name="P51"><text:span text:style-name="T60">250 пони</text:span><text:span text:style-name="T26">.</text:span></text:p>
      <text:p text:style-name="P51"><text:span text:style-name="T60">125 поней</text:span><text:span text:style-name="T26">.</text:span></text:p>
      <text:p text:style-name="P51"><text:span text:style-name="T2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Анон. </text:span><text:span text:style-name="T22">Дружба </text:span><text:span text:style-name="T35">—</text:span><text:span text:style-name="T22"> </text:span><text:span text:style-name="T3">э</text:span><text:span text:style-name="T22">то, </text:span><text:span text:style-name="T62">так её </text:span><text:span text:style-name="T3">разэтак</text:span><text:span text:style-name="T62">,</text:span><text:span text:style-name="T22"> магия!</text:span></text:p>
      <text:p text:style-name="Standard"><text:span text:style-name="T22">P.S. Мне тебя не хватает. Сильно.</text:span><text:span text:style-name="T53">»</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0">37 пни</text:span></text:p>
      <text:p text:style-name="P69">24пн</text:p>
      <text:p text:style-name="P69">15</text:p>
      <text:p text:style-name="P51"><text:soft-page-break/><text:span text:style-name="T2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6">Добро пожаловать в Груммингтон! Вам здесь рады!</text:span></text:p>
      <text:p text:style-name="P51"><text:span text:style-name="T26">Население города </text:span><text:span text:style-name="T60">302 пони</text:span><text:span text:style-name="T26">.</text:span></text:p>
      <text:p text:style-name="P51"><text:span text:style-name="T60">250 пони</text:span><text:span text:style-name="T26">.</text:span></text:p>
      <text:p text:style-name="P51"><text:span text:style-name="T60">125 поней</text:span><text:span text:style-name="T26">.</text:span></text:p>
      <text:p text:style-name="P51"><text:span text:style-name="T2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8">«</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8">».</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7">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ски <text:span text:style-name="T61">любили друг друга! И у них </text:span>был<text:span text:style-name="T61"> </text:span>офигенский <text:span text:style-name="T61">секс! </text:span>И это был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А</text:span><text:span text:style-name="T32">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29">Я не могу навязать тебе чувств…</text:span><text:span text:style-name="T25"> </text:span><text:span text:style-name="T29">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 «<text:span text:style-name="T2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text:soft-page-break/>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text:soft-page-break/>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oft-page-break/><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text:soft-page-break/>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soft-page-break/>…</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8">– </text:span><text:span text:style-name="T28">Шейла! Шейла Блюскай! И я уже не малышка! </text:span><text:span text:style-name="T38">– </text:span><text:span text:style-name="T28">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oft-page-break/><text:span text:style-name="T41">–</text:span><text:span text:style-name="T32">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oft-page-break/><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text:soft-page-break/>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oft-page-break/><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oft-page-break/><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text:soft-page-break/>–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4" text:outline-level="2"><text:soft-page-break/><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text:soft-page-break/>–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text:soft-page-break/>–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7">д</text:span>ЕсЬ БЫл <text:span text:style-name="T68">д</text:span>ИскОр<text:span text:style-name="T66">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text:soft-page-break/>–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 тоб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text:soft-page-break/>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text:soft-page-break/>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робокорном».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text:soft-page-break/>–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6">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6">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text:soft-page-break/>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8">–</text:span><text:span text:style-name="T28">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text:span><text:span text:style-name="T1">задумку</text:span><text:span text:style-name="T1">, на котор</text:span><text:span text:style-name="T1">ую</text:span><text:span text:style-name="T1"> нужно, </text:span><text:span text:style-name="T1">скажем,</text:span><text:span text:style-name="T1">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oft-page-break/><text:span text:style-name="T11">~~~ </text:span>Человек Анонимус <text:span text:style-name="T11">~~~</text:span></text:p>
      <text:p text:style-name="P71">Паспорт гражданина Эквестрии</text:p>
      <text:p text:style-name="P70">Выдан человеку Анонимусу</text:p>
      <text:p text:style-name="P70"><text:tab/><text:tab/><text:tab/><text:tab/><text:tab/><text:tab/><text:tab/>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4"/>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е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text:soft-page-break/>–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провожая Наши оставшиеся две центурии в последний бой.</text:p>
      <text:p text:style-name="P48">Аликорница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text:soft-page-break/>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почини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я сжал ручку вертикальной тяги.</text:p>
      <text:p text:style-name="P48">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вдвоём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text:soft-page-break/>– Ты закончил с колесницей?</text:p>
      <text:p text:style-name="P48">Я кивнул.</text:p>
      <text:p text:style-name="P48">– Давай устроим ей тест-драйв! Давно хотела почувствовать себя на месте кантерлотсв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48">Я выкатил «Королеву Лорен» обратно во двор и протянул пегаске шлею.</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она не может об этом не знать.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48">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61">Во всём мире остались только м</text:span>ы<text:span text:style-name="T61">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text:p>
      <text:p text:style-name="P91"/>
      <text:p text:style-name="P48">И что-то из дальнего закутка моей души отозвалось на эти строки.</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text:soft-page-break/></text:p>
      <text:p text:style-name="P51">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48"/>
      <text:p text:style-name="P48">Я помотал головой, разгоняя глюки.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48">Капля упала мне на щеку. Потом вторая, третья.</text:p>
      <text:p text:style-name="P48">Откуда дождь? Мы же над облаками? Я попробовал каплю на вкус.</text:p>
      <text:p text:style-name="P48">Солёная.</text:p>
      <text:p text:style-name="P48">Чёрт! Я хотел избежать этого.</text:p>
      <text:p text:style-name="P48">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48">Отцепив «Королеву Лорен» от Дэш,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text:p>
      <text:p text:style-name="P53"/>
      <text:h text:style-name="Heading_20_2" text:outline-level="2">25. Осколки</text:h>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6">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text:soft-page-break/>–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2">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text:soft-page-break/>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text:soft-page-break/>–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45" text:outline-level="3">Воскресение</text:h>
      <text:p text:style-name="P48">&lt;<text:span text:style-name="T73">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8">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text:soft-page-break/></text:p>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0">— феерия эмоций наполняла меня во время пребывания в ярком нескладном мире, что остался позади. </text:span><text:span text:style-name="T33">Я тогда как будто вынырнул из трясины и начал дышать, ощущая каждой своей клеточкой полную гамму чувств и оттенков жизни. Но у</text:span><text:span text:style-name="T3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text:soft-page-break/>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soft-page-break/>…</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3">Michael Jackson — Get out of my mind</text:span>&gt;</text:p>
      <text:p text:style-name="P1">Административная консоль приветственно мигнула зелёным шрифтом. Я поправил микрофон.</text:p>
      <text:p text:style-name="P1"><text:span text:style-name="T32">– </text:span>Привет, Нэш. Это Анон.</text:p>
      <text:p text:style-name="P1"><text:span text:style-name="T32">–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text:soft-page-break/>Да хуй с ним! Облом разбираться.</text:p>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8">Сейчас уже нельзя ничего изменить и придётся ему довер</text:span><text:span text:style-name="T29">иться</text:span><text:span text:style-name="T28">. Хотя доверять Дискорду — всё равно что г</text:span>улять по апрельскому льду.</text:p>
      <text:p text:style-name="P1"><text:soft-page-break/>–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9">—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text:soft-page-break/>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5" text:outline-level="3">Вторник</text:h>
      <text:p text:style-name="P3">&lt;<text:span text:style-name="T57">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8">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8">На самом деле всё было… эмм, гораздо, гораздо </text:span><text:soft-page-break/><text:span text:style-name="T28">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28">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8">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text:soft-page-break/>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3">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text:soft-page-break/>–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6">—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soft-page-break/>…</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text:soft-page-break/>–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1"/>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8">—</text:span> что может держать закоренелого обеспеченного холостяка дома, кроме работы? <text:span text:style-name="T2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text:soft-page-break/>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2">звёзды на фоне сине-зелёной мглы</text:span><text:span text:style-name="T1">. Я одел наушники и подёргал мышкой, прогоняя скрин-сэйвер.</text:span></text:p>
      <text:p text:style-name="P110">– Привет, Сел.</text:p>
      <text:p text:style-name="P140">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3" text:outline-level="2">2<text:span text:style-name="T1">9</text:span>. Отбытие</text:h>
      <text:p text:style-name="P115">&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text:soft-page-break/>…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oft-page-break/><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73">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2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8">–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text:soft-page-break/>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8">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text:soft-page-break/>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2">Queen – Flash</text:span><text:span text:style-name="T11">&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4">Я ПОНЯЛ, КТО ТЫ!!! КАК </text:span><text:span text:style-name="T75">ЖЕ </text:span><text:span text:style-name="T74">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text:soft-page-break/></text:p>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0">–</text:span><text:span text:style-name="T44"> Анакорн подавил короткий смешок. </text:span><text:span text:style-name="T4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4">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8">.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4">– К сожалению, не </text:span><text:span text:style-name="T47">получится</text:span><text:span text:style-name="T4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4">творчество таких раздолбаев, как ты и твой дружок Юджин — чтоб ему икнулось, где бы он ни был.</text:span><text:span text:style-name="T44"><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4">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4">–</text:span><text:span text:style-name="T2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28">– Ты уже устранил крупнейший дефект Эквестрии </text:span><text:span text:style-name="T44">— манипуляции светилом. Аналогично решаются и остальные проблемы</text:span><text:span text:style-name="T2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4">— вещь живучая</text:span><text:span text:style-name="T28">. Я сам такое проделывал много раз со всякими мелочами, вроде эквестрийской природы и техники. Были там </text:span><text:span text:style-name="T28">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4">–</text:span><text:span text:style-name="T28"> А кьютимарки? Как, разрази меня квазар, объяснить кьютимарки? </text:span><text:span text:style-name="T44">–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48">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5">—</text:span><text:span text:style-name="T48"> точнее, дерево схожих миров Эквуса </text:span><text:span text:style-name="T55">—</text:span><text:span text:style-name="T48"> создали брони. Разумеется, стержнем им послужил именно сериал, но каждый фанфик </text:span><text:span text:style-name="T55">—</text:span><text:span text:style-name="T48">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48">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3">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05"/>
      <text:p text:style-name="P135"/>
      <text:p text:style-name="P105"><text:span text:style-name="T48">– Наконец-то я вижу свет в конце тоннеля! Как это не пришло мне в голову! Ты всё отлично увязал! Всё сходится! Более того </text:span><text:span text:style-name="T55">—</text:span><text:span text:style-name="T48"> Анакорн заговорщически подмигнул мне </text:span><text:span text:style-name="T55">—</text:span><text:span text:style-name="T4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5">— и первой реальной историей в объединённой эквестрийской реальности</text:span><text:span text:style-name="T48">!</text:span></text:p>
      <text:p text:style-name="P106">Я подозрительно посмотрел на Анакорна.</text:p>
      <text:p text:style-name="P105"><text:span text:style-name="T17">– </text:span><text:span text:style-name="T48">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8">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55">—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6">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text:soft-page-break/>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6">—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73">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soft-page-break/>***</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32">–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8">Хочу, чтобы ты </text:span><text:span text:style-name="T29">делал мне почесушки</text:span><text:span text:style-name="T28">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oft-page-break/><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1">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3">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06T23:55:25.63</dc:date>
    <meta:editing-duration>P138DT22H15M20S</meta:editing-duration>
    <meta:editing-cycles>8486</meta:editing-cycles>
    <meta:generator>OpenOffice/4.1.1$Win32 OpenOffice.org_project/411m6$Build-9775</meta:generator>
    <dc:creator>макс </dc:creator>
    <meta:document-statistic meta:table-count="0" meta:image-count="0" meta:object-count="0" meta:page-count="217" meta:paragraph-count="4590" meta:word-count="100682" meta:character-count="638895"/>
  </office:meta>
</office:document-meta>
</file>